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5A000002E34946C108899C6021.png" manifest:media-type="image/png"/>
  <manifest:file-entry manifest:full-path="Pictures/100010580000879200001508D21A14F0A9096EB5.svg" manifest:media-type="image/svg+xml"/>
  <manifest:file-entry manifest:full-path="Pictures/1000020100000520000000CC2781271DC9D224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2.35cm" fo:min-width="3.9cm"/>
    </style:style>
    <style:style style:name="gr4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cfe7f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5" style:family="graphic" style:parent-style-name="standard">
      <style:graphic-properties draw:stroke="none" dr3d:vertical-segments="16" dr3d:close-front="true" dr3d:close-back="tru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ject – Movies Data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Team Darmstadt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ta files</text:p>
          </draw:text-box>
        </draw:frame>
        <draw:frame draw:style-name="gr2" draw:text-style-name="P2" draw:layer="layout" svg:width="18.284cm" svg:height="15.749cm" svg:x="7.5cm" svg:y="0cm">
          <draw:image xlink:href="Pictures/100002010000035A000002E34946C108899C60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nfrastructure</text:p>
          </draw:text-box>
        </draw:frame>
        <draw:custom-shape draw:style-name="gr3" draw:text-style-name="P2" draw:layer="layout" svg:width="4.4cm" svg:height="2.6cm" svg:x="18.2cm" svg:y="4.4cm">
          <text:p text:style-name="P2">GitHub</text:p>
          <draw:enhanced-geometry svg:viewBox="0 0 21600 21600" draw:type="rectangle" draw:enhanced-path="M 0 0 L 21600 0 21600 21600 0 21600 0 0 Z N"/>
        </draw:custom-shape>
        <dr3d:scene draw:style-name="gr4" svg:width="4.2cm" svg:height="4.2cm" svg:x="1.2cm" svg:y="4.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5" draw:layer="layout" svg:viewBox="0 -5000 2500 10000" svg:d="M0-5000h250 250 500 500 500 250 250v10000h-250-250-500-500-500-250-250z"/>
        </dr3d:scene>
        <draw:frame draw:style-name="gr6" draw:text-style-name="P3" draw:layer="layout" svg:width="2cm" svg:height="1.673cm" svg:x="2.4cm" svg:y="6cm">
          <draw:text-box>
            <text:p>AWS S3a</text:p>
          </draw:text-box>
        </draw:frame>
        <draw:custom-shape draw:style-name="gr3" draw:text-style-name="P2" draw:layer="layout" svg:width="4.4cm" svg:height="2.6cm" svg:x="6.8cm" svg:y="4.4cm">
          <text:p text:style-name="P2">Databrick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4cm" svg:height="2.6cm" svg:x="12cm" svg:y="4.4cm">
          <text:p text:style-name="P2">AWS</text:p>
          <text:p text:style-name="P2">SageMaker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2" draw:text-style-name="P1" draw:layer="layout" svg:width="25.2cm" svg:height="9.134cm" svg:x="1.4cm" svg:y="3.8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6T10:30:13.218315656</meta:creation-date>
    <meta:editing-duration>PT50M17S</meta:editing-duration>
    <meta:editing-cycles>2</meta:editing-cycles>
    <meta:generator>LibreOffice/6.0.7.3$Linux_X86_64 LibreOffice_project/00m0$Build-3</meta:generator>
    <dc:title>Bright Blue</dc:title>
    <dc:date>2020-11-16T12:04:25.447739884</dc:date>
    <meta:document-statistic meta:object-count="43"/>
  </office:meta>
</office:document-meta>
</file>